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48.76pt"/>
    </style:style>
    <style:style style:name="ro1" style:family="table-row">
      <style:table-row-properties style:row-height="15.99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fo:background-color="#00487e"/>
    </style:style>
    <style:style style:name="ce3" style:family="table-cell" style:parent-style-name="Default" style:data-style-name="N0">
      <style:text-properties fo:color="#000000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8" table:default-cell-style-name="ce1"/>
        <table:table-column table:style-name="co2" table:number-columns-repeated="986" table:default-cell-style-name="ce1"/>
        <table:table-row table:style-name="ro1">
          <table:table-cell/>
          <table:table-cell office:value-type="string" calcext:value-type="string">
            <text:p>pm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jt_size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m4</text:p>
          </table:table-cell>
          <table:table-cell office:value-type="string" calcext:value-type="string">
            <text:p>m4_L</text:p>
          </table:table-cell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m6</text:p>
          </table:table-cell>
          <table:table-cell/>
          <table:table-cell office:value-type="string" calcext:value-type="string">
            <text:p>m7</text:p>
          </table:table-cell>
          <table:table-cell/>
          <table:table-cell office:value-type="string" calcext:value-type="string">
            <text:p>m8</text:p>
          </table:table-cell>
          <table:table-cell/>
          <table:table-cell office:value-type="string" calcext:value-type="string">
            <text:p>m9</text:p>
          </table:table-cell>
          <table:table-cell/>
          <table:table-cell office:value-type="string" calcext:value-type="string">
            <text:p>m10</text:p>
          </table:table-cell>
          <table:table-cell/>
          <table:table-cell office:value-type="string" calcext:value-type="string">
            <text:p>m11</text:p>
          </table:table-cell>
          <table:table-cell/>
          <table:table-cell office:value-type="string" calcext:value-type="string">
            <text:p>mr1</text:p>
          </table:table-cell>
          <table:table-cell/>
          <table:table-cell office:value-type="string" calcext:value-type="string">
            <text:p>mr2</text:p>
          </table:table-cell>
          <table:table-cell/>
          <table:table-cell office:value-type="string" calcext:value-type="string">
            <text:p>mr3</text:p>
          </table:table-cell>
          <table:table-cell/>
          <table:table-cell office:value-type="string" calcext:value-type="string">
            <text:p>mr4</text:p>
          </table:table-cell>
          <table:table-cell/>
          <table:table-cell office:value-type="string" calcext:value-type="string">
            <text:p>r1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6.75" calcext:value-type="float">
            <text:p>6.75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C2]" office:value-type="float" office:value="240" calcext:value-type="float">
            <text:p>24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/>
          <table:table-cell table:formula="of:=[.B2]" office:value-type="float" office:value="480" calcext:value-type="float">
            <text:p>480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*50</text:p>
          </table:table-cell>
          <table:table-cell office:value-type="float" office:value="6.75" calcext:value-type="float">
            <text:p>6.75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C3]" office:value-type="float" office:value="240" calcext:value-type="float">
            <text:p>24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/>
          <table:table-cell table:formula="of:=[.B3]" office:value-type="float" office:value="480" calcext:value-type="float">
            <text:p>480</text:p>
          </table:table-cell>
          <table:table-cell table:number-columns-repeated="988"/>
        </table:table-row>
        <table:table-row table:style-name="ro1">
          <table:table-cell/>
          <table:table-cell table:number-columns-repeated="2"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*50</text:p>
          </table:table-cell>
          <table:table-cell office:value-type="float" office:value="7.19" calcext:value-type="float">
            <text:p>7.19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C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/>
          <table:table-cell table:formula="of:=[.B4]" office:value-type="float" office:value="480" calcext:value-type="float">
            <text:p>480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*50</text:p>
          </table:table-cell>
          <table:table-cell office:value-type="float" office:value="14.3" calcext:value-type="float">
            <text:p>14.3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C5]" office:value-type="float" office:value="480" calcext:value-type="float">
            <text:p>48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/>
          <table:table-cell table:formula="of:=[.B5]" office:value-type="float" office:value="960" calcext:value-type="float">
            <text:p>960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14.3" calcext:value-type="float">
            <text:p>14.3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C6]" office:value-type="float" office:value="480" calcext:value-type="float">
            <text:p>48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/>
          <table:table-cell table:formula="of:=[.B6]" office:value-type="float" office:value="960" calcext:value-type="float">
            <text:p>960</text:p>
          </table:table-cell>
          <table:table-cell table:number-columns-repeated="988"/>
        </table:table-row>
        <table:table-row table:style-name="ro1">
          <table:table-cell/>
          <table:table-cell table:formula="of:=960*2" office:value-type="float" office:value="1920" calcext:value-type="float">
            <text:p>1920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C7]" office:value-type="float" office:value="480" calcext:value-type="float">
            <text:p>48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/>
          <table:table-cell table:formula="of:=[.B7]" office:value-type="float" office:value="1920" calcext:value-type="float">
            <text:p>1920</text:p>
          </table:table-cell>
          <table:table-cell table:number-columns-repeated="988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29.9" calcext:value-type="float">
            <text:p>29.9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C8]" office:value-type="float" office:value="960" calcext:value-type="float">
            <text:p>96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/>
          <table:table-cell table:formula="of:=[.B8]" office:value-type="float" office:value="1920" calcext:value-type="float">
            <text:p>1920</text:p>
          </table:table-cell>
          <table:table-cell table:number-columns-repeated="988"/>
        </table:table-row>
        <table:table-row table:style-name="ro1">
          <table:table-cell/>
          <table:table-cell table:formula="of:=1920*4" office:value-type="float" office:value="7680" calcext:value-type="float">
            <text:p>7680</text:p>
          </table:table-cell>
          <table:table-cell table:formula="of:=960*4" office:value-type="float" office:value="3840" calcext:value-type="float">
            <text:p>3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*5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C9]" office:value-type="float" office:value="3840" calcext:value-type="float">
            <text:p>384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/>
          <table:table-cell table:formula="of:=[.B9]" office:value-type="float" office:value="7680" calcext:value-type="float">
            <text:p>768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35.8" calcext:value-type="float">
            <text:p>35.8</text:p>
          </table:table-cell>
          <table:table-cell table:number-columns-repeated="23"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302" calcext:value-type="float">
            <text:p>302</text:p>
          </table:table-cell>
          <table:table-cell table:number-columns-repeated="17"/>
          <table:table-cell office:value-type="float" office:value="240" calcext:value-type="float">
            <text:p>240</text:p>
          </table:table-cell>
          <table:table-cell table:number-columns-repeated="5"/>
          <table:table-cell office:value-type="float" office:value="7680" calcext:value-type="float">
            <text:p>7680</text:p>
          </table:table-cell>
          <table:table-cell/>
          <table:table-cell office:value-type="float" office:value="7680" calcext:value-type="float">
            <text:p>7680</text:p>
          </table:table-cell>
          <table:table-cell/>
          <table:table-cell office:value-type="float" office:value="7680" calcext:value-type="float">
            <text:p>7680</text:p>
          </table:table-cell>
          <table:table-cell/>
          <table:table-cell office:value-type="float" office:value="7680" calcext:value-type="float">
            <text:p>768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68" calcext:value-type="float">
            <text:p>168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3840" calcext:value-type="float">
            <text:p>38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78" calcext:value-type="float">
            <text:p>178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3840" calcext:value-type="float">
            <text:p>384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9"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3"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96"/>
        </table:table-row>
        <table:table-row table:style-name="ro1">
          <table:table-cell table:number-columns-repeated="5"/>
          <table:table-cell office:value-type="float" office:value="87.9" calcext:value-type="float">
            <text:p>87.9</text:p>
          </table:table-cell>
          <table:table-cell table:number-columns-repeated="7"/>
          <table:table-cell office:value-type="float" office:value="1920" calcext:value-type="float">
            <text:p>192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3840" calcext:value-type="float">
            <text:p>384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9"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1006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23"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/>
          <table:table-cell office:value-type="float" office:value="1920" calcext:value-type="float">
            <text:p>192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number-columns-repeated="23"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8.8" calcext:value-type="float">
            <text:p>88.8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23" calcext:value-type="float">
            <text:p>123</text:p>
          </table:table-cell>
          <table:table-cell table:number-columns-repeated="7"/>
          <table:table-cell office:value-type="float" office:value="3840" calcext:value-type="float">
            <text:p>384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24" calcext:value-type="float">
            <text:p>124</text:p>
          </table:table-cell>
          <table:table-cell table:number-columns-repeated="15"/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49" calcext:value-type="float">
            <text:p>149</text:p>
          </table:table-cell>
          <table:table-cell table:number-columns-repeated="19"/>
          <table:table-cell office:value-type="float" office:value="480" calcext:value-type="float">
            <text:p>480</text:p>
          </table:table-cell>
          <table:table-cell table:number-columns-repeated="998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number-columns-repeated="19"/>
          <table:table-cell office:value-type="float" office:value="240" calcext:value-type="float">
            <text:p>240</text:p>
          </table:table-cell>
          <table:table-cell table:number-columns-repeated="998"/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13"/>
          <table:table-cell office:value-type="float" office:value="240" calcext:value-type="float">
            <text:p>240</text:p>
          </table:table-cell>
          <table:table-cell table:number-columns-repeated="1004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table:number-columns-repeated="15"/>
          <table:table-cell office:value-type="float" office:value="240" calcext:value-type="float">
            <text:p>240</text:p>
          </table:table-cell>
          <table:table-cell table:number-columns-repeated="1002"/>
        </table:table-row>
        <table:table-row table:style-name="ro1">
          <table:table-cell table:number-columns-repeated="5"/>
          <table:table-cell office:value-type="float" office:value="164" calcext:value-type="float">
            <text:p>164</text:p>
          </table:table-cell>
          <table:table-cell office:value-type="string" calcext:value-type="string">
            <text:p>f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3840" calcext:value-type="float">
            <text:p>38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7"/>
          <table:table-cell office:value-type="float" office:value="2000" calcext:value-type="float">
            <text:p>2000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46" calcext:value-type="float">
            <text:p>146</text:p>
          </table:table-cell>
          <table:table-cell table:number-columns-repeated="23"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88"/>
        </table:table-row>
        <table:table-row table:style-name="ro1">
          <table:table-cell table:number-columns-repeated="6"/>
          <table:table-cell office:value-type="string" calcext:value-type="string">
            <text:p>bad?</text:p>
          </table:table-cell>
          <table:table-cell table:number-columns-repeated="20"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22" calcext:value-type="float">
            <text:p>122</text:p>
          </table:table-cell>
          <table:table-cell table:number-columns-repeated="21"/>
          <table:table-cell office:value-type="float" office:value="800" calcext:value-type="float">
            <text:p>800</text:p>
          </table:table-cell>
          <table:table-cell table:number-columns-repeated="996"/>
        </table:table-row>
        <table:table-row table:style-name="ro1">
          <table:table-cell table:number-columns-repeated="5"/>
          <table:table-cell office:value-type="float" office:value="75.2" calcext:value-type="float">
            <text:p>75.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13"/>
          <table:table-cell office:value-type="float" office:value="480" calcext:value-type="float">
            <text:p>480</text:p>
          </table:table-cell>
          <table:table-cell table:number-columns-repeated="996"/>
        </table:table-row>
        <table:table-row table:style-name="ro1">
          <table:table-cell table:number-columns-repeated="5"/>
          <table:table-cell office:value-type="float" office:value="145" calcext:value-type="float">
            <text:p>145</text:p>
          </table:table-cell>
          <table:table-cell table:number-columns-repeated="21"/>
          <table:table-cell office:value-type="float" office:value="960" calcext:value-type="float">
            <text:p>960</text:p>
          </table:table-cell>
          <table:table-cell table:number-columns-repeated="996"/>
        </table:table-row>
        <table:table-row table:style-name="ro1">
          <table:table-cell table:number-columns-repeated="5"/>
          <table:table-cell office:value-type="float" office:value="165" calcext:value-type="float">
            <text:p>165</text:p>
          </table:table-cell>
          <table:table-cell table:number-columns-repeated="7"/>
          <table:table-cell office:value-type="float" office:value="960" calcext:value-type="float">
            <text:p>960</text:p>
          </table:table-cell>
          <table:table-cell table:number-columns-repeated="13"/>
          <table:table-cell office:value-type="float" office:value="1400" calcext:value-type="float">
            <text:p>1400</text:p>
          </table:table-cell>
          <table:table-cell table:number-columns-repeated="996"/>
        </table:table-row>
        <table:table-row table:style-name="ro1">
          <table:table-cell table:number-columns-repeated="5"/>
          <table:table-cell office:value-type="float" office:value="118" calcext:value-type="float">
            <text:p>118</text:p>
          </table:table-cell>
          <table:table-cell table:number-columns-repeated="21"/>
          <table:table-cell office:value-type="float" office:value="1000" calcext:value-type="float">
            <text:p>1000</text:p>
          </table:table-cell>
          <table:table-cell table:number-columns-repeated="996"/>
        </table:table-row>
        <table:table-row table:style-name="ro1">
          <table:table-cell table:number-columns-repeated="5"/>
          <table:table-cell office:value-type="float" office:value="113" calcext:value-type="float">
            <text:p>113</text:p>
          </table:table-cell>
          <table:table-cell table:number-columns-repeated="7"/>
          <table:table-cell office:value-type="float" office:value="960" calcext:value-type="float">
            <text:p>960</text:p>
          </table:table-cell>
          <table:table-cell table:number-columns-repeated="13"/>
          <table:table-cell office:value-type="float" office:value="960" calcext:value-type="float">
            <text:p>960</text:p>
          </table:table-cell>
          <table:table-cell table:number-columns-repeated="996"/>
        </table:table-row>
        <table:table-row table:style-name="ro1">
          <table:table-cell table:number-columns-repeated="5"/>
          <table:table-cell office:value-type="float" office:value="107" calcext:value-type="float">
            <text:p>107</text:p>
          </table:table-cell>
          <table:table-cell table:number-columns-repeated="7"/>
          <table:table-cell office:value-type="float" office:value="480" calcext:value-type="float">
            <text:p>480</text:p>
          </table:table-cell>
          <table:table-cell table:number-columns-repeated="13"/>
          <table:table-cell office:value-type="float" office:value="1400" calcext:value-type="float">
            <text:p>1400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float" office:value="1300" calcext:value-type="float">
            <text:p>1300</text:p>
          </table:table-cell>
          <table:table-cell table:number-columns-repeated="996"/>
        </table:table-row>
        <table:table-row table:style-name="ro1">
          <table:table-cell table:number-columns-repeated="5"/>
          <table:table-cell office:value-type="float" office:value="102" calcext:value-type="float">
            <text:p>102</text:p>
          </table:table-cell>
          <table:table-cell table:number-columns-repeated="21"/>
          <table:table-cell office:value-type="float" office:value="1340" calcext:value-type="float">
            <text:p>1340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float" office:value="1325" calcext:value-type="float">
            <text:p>1325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float" office:value="1320" calcext:value-type="float">
            <text:p>1320</text:p>
          </table:table-cell>
          <table:table-cell table:number-columns-repeated="996"/>
        </table:table-row>
        <table:table-row table:style-name="ro1">
          <table:table-cell table:number-columns-repeated="5"/>
          <table:table-cell office:value-type="float" office:value="100.07" calcext:value-type="float">
            <text:p>100.07</text:p>
          </table:table-cell>
          <table:table-cell office:value-type="string" calcext:value-type="string">
            <text:p>cap_choose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315" calcext:value-type="float">
            <text:p>1315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99.995" calcext:value-type="float">
            <text:p>99.995</text:p>
          </table:table-cell>
          <table:table-cell office:value-type="string" calcext:value-type="string">
            <text:p>f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314" calcext:value-type="float">
            <text:p>1314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8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design because the delta of current</text:p>
          </table:table-cell>
          <table:table-cell table:number-columns-repeated="23"/>
          <table:table-cell office:value-type="string" calcext:value-type="string">
            <text:p>Known 1.3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formula="of:=[.E57]/[.F57]" office:value-type="float" office:value="0.694029850746269" calcext:value-type="float">
            <text:p>0.694029850746269</text:p>
          </table:table-cell>
          <table:table-cell office:value-type="float" office:value="46.5" calcext:value-type="float">
            <text:p>46.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xxx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1315" calcext:value-type="float">
            <text:p>1315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formula="of:=[.E58]/[.F58]" office:value-type="float" office:value="0.694029850746269" calcext:value-type="float">
            <text:p>0.694029850746269</text:p>
          </table:table-cell>
          <table:table-cell office:value-type="float" office:value="46.5" calcext:value-type="float">
            <text:p>46.5</text:p>
          </table:table-cell>
          <table:table-cell office:value-type="float" office:value="67" calcext:value-type="float">
            <text:p>67</text:p>
          </table:table-cell>
          <table:table-cell table:number-columns-repeated="31"/>
          <table:table-cell office:value-type="float" office:value="1000" calcext:value-type="float">
            <text:p>1000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59]/[.F59]" office:value-type="float" office:value="0.642608695652174" calcext:value-type="float">
            <text:p>0.642608695652174</text:p>
          </table:table-cell>
          <table:table-cell office:value-type="float" office:value="73.9" calcext:value-type="float">
            <text:p>73.9</text:p>
          </table:table-cell>
          <table:table-cell office:value-type="float" office:value="115" calcext:value-type="float">
            <text:p>115</text:p>
          </table:table-cell>
          <table:table-cell table:number-columns-repeated="23"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60]/[.F60]" office:value-type="float" office:value="0.65" calcext:value-type="float">
            <text:p>0.65</text:p>
          </table:table-cell>
          <table:table-cell office:value-type="float" office:value="49.4" calcext:value-type="float">
            <text:p>49.4</text:p>
          </table:table-cell>
          <table:table-cell office:value-type="float" office:value="76" calcext:value-type="float">
            <text:p>76</text:p>
          </table:table-cell>
          <table:table-cell table:number-columns-repeated="15"/>
          <table:table-cell office:value-type="float" office:value="480" calcext:value-type="float">
            <text:p>480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formula="of:=[.E61]/[.F61]" office:value-type="float" office:value="0.591780821917808" calcext:value-type="float">
            <text:p>0.591780821917808</text:p>
          </table:table-cell>
          <table:table-cell office:value-type="float" office:value="86.4" calcext:value-type="float">
            <text:p>86.4</text:p>
          </table:table-cell>
          <table:table-cell office:value-type="float" office:value="146" calcext:value-type="float">
            <text:p>146</text:p>
          </table:table-cell>
          <table:table-cell table:number-columns-repeated="15"/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formula="of:=[.E62]/[.F62]" office:value-type="float" office:value="0.606617647058823" calcext:value-type="float">
            <text:p>0.606617647058823</text:p>
          </table:table-cell>
          <table:table-cell office:value-type="float" office:value="82.5" calcext:value-type="float">
            <text:p>82.5</text:p>
          </table:table-cell>
          <table:table-cell office:value-type="float" office:value="136" calcext:value-type="float">
            <text:p>136</text:p>
          </table:table-cell>
          <table:table-cell table:number-columns-repeated="18"/>
          <table:table-cell office:value-type="float" office:value="680" calcext:value-type="float">
            <text:p>680</text:p>
          </table:table-cell>
          <table:table-cell table:number-columns-repeated="999"/>
        </table:table-row>
        <table:table-row table:style-name="ro1">
          <table:table-cell table:number-columns-repeated="3"/>
          <table:table-cell table:formula="of:=[.E63]/[.F63]" office:value-type="float" office:value="0.623333333333333" calcext:value-type="float">
            <text:p>0.623333333333333</text:p>
          </table:table-cell>
          <table:table-cell office:value-type="float" office:value="74.8" calcext:value-type="float">
            <text:p>74.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table:number-columns-repeated="5"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64]/[.F64]" office:value-type="float" office:value="0.399270072992701" calcext:value-type="float">
            <text:p>0.399270072992701</text:p>
          </table:table-cell>
          <table:table-cell office:value-type="float" office:value="54.7" calcext:value-type="float">
            <text:p>54.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table:number-columns-repeated="5"/>
          <table:table-cell office:value-type="float" office:value="960" calcext:value-type="float">
            <text:p>960</text:p>
          </table:table-cell>
          <table:table-cell/>
          <table:table-cell office:value-type="float" office:value="960" calcext:value-type="float">
            <text:p>960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formula="of:=[.E65]/[.F65]" office:value-type="float" office:value="0.623333333333333" calcext:value-type="float">
            <text:p>0.623333333333333</text:p>
          </table:table-cell>
          <table:table-cell office:value-type="float" office:value="74.8" calcext:value-type="float">
            <text:p>74.8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80" calcext:value-type="float">
            <text:p>480</text:p>
          </table:table-cell>
          <table:table-cell table:number-columns-repeated="7"/>
          <table:table-cell office:value-type="float" office:value="480" calcext:value-type="float">
            <text:p>480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formula="of:=[.E66]/[.F66]" office:value-type="float" office:value="0.62520325203252" calcext:value-type="float">
            <text:p>0.62520325203252</text:p>
          </table:table-cell>
          <table:table-cell office:value-type="float" office:value="76.9" calcext:value-type="float">
            <text:p>76.9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680" calcext:value-type="float">
            <text:p>68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E67]/[.F67]" office:value-type="float" office:value="0.62396694214876" calcext:value-type="float">
            <text:p>0.62396694214876</text:p>
          </table:table-cell>
          <table:table-cell office:value-type="float" office:value="75.5" calcext:value-type="float">
            <text:p>75.5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68]/[.F68]" office:value-type="float" office:value="0.626050420168067" calcext:value-type="float">
            <text:p>0.626050420168067</text:p>
          </table:table-cell>
          <table:table-cell office:value-type="float" office:value="74.5" calcext:value-type="float">
            <text:p>74.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69]/[.F69]" office:value-type="float" office:value="0.695384615384615" calcext:value-type="float">
            <text:p>0.695384615384615</text:p>
          </table:table-cell>
          <table:table-cell office:value-type="float" office:value="45.2" calcext:value-type="float">
            <text:p>45.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70]/[.F70]" office:value-type="float" office:value="0.695384615384615" calcext:value-type="float">
            <text:p>0.695384615384615</text:p>
          </table:table-cell>
          <table:table-cell office:value-type="float" office:value="45.2" calcext:value-type="float">
            <text:p>45.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0.001" calcext:value-type="float">
            <text:p>1.00E-03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71]/[.F71]" office:value-type="float" office:value="0.62954796030871" calcext:value-type="float">
            <text:p>0.62954796030871</text:p>
          </table:table-cell>
          <table:table-cell office:value-type="float" office:value="57.1" calcext:value-type="float">
            <text:p>57.1</text:p>
          </table:table-cell>
          <table:table-cell office:value-type="float" office:value="90.7" calcext:value-type="float">
            <text:p>90.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0.001" calcext:value-type="float">
            <text:p>1.00E-03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72]/[.F72]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73]/[.F73]" office:value-type="float" office:value="0.619491525423729" calcext:value-type="float">
            <text:p>0.619491525423729</text:p>
          </table:table-cell>
          <table:table-cell office:value-type="float" office:value="73.1" calcext:value-type="float">
            <text:p>73.1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74]/[.F74]" office:value-type="float" office:value="0.719449225473322" calcext:value-type="float">
            <text:p>0.719449225473322</text:p>
          </table:table-cell>
          <table:table-cell table:formula="of:=81.6-39.8" office:value-type="float" office:value="41.8" calcext:value-type="float">
            <text:p>41.8</text:p>
          </table:table-cell>
          <table:table-cell office:value-type="float" office:value="58.1" calcext:value-type="float">
            <text:p>58.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 office:value-type="float" office:value="340" calcext:value-type="float">
            <text:p>340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formula="of:=[.E75]/[.F75]" office:value-type="float" office:value="0.841004184100419" calcext:value-type="float">
            <text:p>0.841004184100419</text:p>
          </table:table-cell>
          <table:table-cell office:value-type="float" office:value="20.1" calcext:value-type="float">
            <text:p>20.1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1.31" calcext:value-type="float">
            <text:p>1.31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76]/[.F76]" office:value-type="float" office:value="0.56793893129771" calcext:value-type="float">
            <text:p>0.56793893129771</text:p>
          </table:table-cell>
          <table:table-cell office:value-type="float" office:value="74.4" calcext:value-type="float">
            <text:p>74.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77]/[.F77]" office:value-type="float" office:value="0.578571428571429" calcext:value-type="float">
            <text:p>0.578571428571429</text:p>
          </table:table-cell>
          <table:table-cell office:value-type="float" office:value="72.9" calcext:value-type="float">
            <text:p>72.9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78]/[.F78]" office:value-type="float" office:value="0.563235294117647" calcext:value-type="float">
            <text:p>0.563235294117647</text:p>
          </table:table-cell>
          <table:table-cell office:value-type="float" office:value="76.6" calcext:value-type="float">
            <text:p>76.6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4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79]/[.F79]" office:value-type="float" office:value="0.52796052631579" calcext:value-type="float">
            <text:p>0.52796052631579</text:p>
          </table:table-cell>
          <table:table-cell office:value-type="float" office:value="32.1" calcext:value-type="float">
            <text:p>32.1</text:p>
          </table:table-cell>
          <table:table-cell office:value-type="float" office:value="60.8" calcext:value-type="float">
            <text:p>60.8</text:p>
          </table:table-cell>
          <table:table-cell/>
          <table:table-cell table:number-columns-repeated="4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80]/[.F80]" office:value-type="float" office:value="0.547970479704797" calcext:value-type="float">
            <text:p>0.547970479704797</text:p>
          </table:table-cell>
          <table:table-cell office:value-type="float" office:value="29.7" calcext:value-type="float">
            <text:p>29.7</text:p>
          </table:table-cell>
          <table:table-cell office:value-type="float" office:value="54.2" calcext:value-type="float">
            <text:p>54.2</text:p>
          </table:table-cell>
          <table:table-cell/>
          <table:table-cell table:number-columns-repeated="4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table:number-columns-repeated="3"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81]/[.F81]" office:value-type="float" office:value="0.540909090909091" calcext:value-type="float">
            <text:p>0.540909090909091</text:p>
          </table:table-cell>
          <table:table-cell office:value-type="float" office:value="83.3" calcext:value-type="float">
            <text:p>83.3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960" calcext:value-type="float">
            <text:p>96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82]/[.F82]" office:value-type="float" office:value="0.543362831858407" calcext:value-type="float">
            <text:p>0.543362831858407</text:p>
          </table:table-cell>
          <table:table-cell office:value-type="float" office:value="61.4" calcext:value-type="float">
            <text:p>61.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83]/[.F83]" office:value-type="float" office:value="0.5192" calcext:value-type="float">
            <text:p>0.5192</text:p>
          </table:table-cell>
          <table:table-cell office:value-type="float" office:value="64.9" calcext:value-type="float">
            <text:p>64.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84]/[.F84]" office:value-type="float" office:value="0.609230769230769" calcext:value-type="float">
            <text:p>0.609230769230769</text:p>
          </table:table-cell>
          <table:table-cell office:value-type="float" office:value="39.6" calcext:value-type="float">
            <text:p>39.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700" calcext:value-type="float">
            <text:p>70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85]/[.F85]" office:value-type="float" office:value="0.512307692307692" calcext:value-type="float">
            <text:p>0.512307692307692</text:p>
          </table:table-cell>
          <table:table-cell office:value-type="float" office:value="66.6" calcext:value-type="float">
            <text:p>66.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86]/[.F86]" office:value-type="float" office:value="0.51796875" calcext:value-type="float">
            <text:p>0.51796875</text:p>
          </table:table-cell>
          <table:table-cell office:value-type="float" office:value="66.3" calcext:value-type="float">
            <text:p>66.3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87]/[.F87]" office:value-type="float" office:value="0.512307692307692" calcext:value-type="float">
            <text:p>0.512307692307692</text:p>
          </table:table-cell>
          <table:table-cell office:value-type="float" office:value="66.6" calcext:value-type="float">
            <text:p>66.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office:value-type="float" office:value="480" calcext:value-type="float">
            <text:p>480</text:p>
          </table:table-cell>
          <table:table-cell/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88]/[.F88]" office:value-type="float" office:value="0.512307692307692" calcext:value-type="float">
            <text:p>0.512307692307692</text:p>
          </table:table-cell>
          <table:table-cell office:value-type="float" office:value="66.6" calcext:value-type="float">
            <text:p>66.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89]/[.F89]" office:value-type="float" office:value="0.5171875" calcext:value-type="float">
            <text:p>0.5171875</text:p>
          </table:table-cell>
          <table:table-cell office:value-type="float" office:value="66.2" calcext:value-type="float">
            <text:p>66.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N_18 / P_18</text:p>
          </table:table-cell>
          <table:table-cell/>
          <table:table-cell table:formula="of:=[.E90]/[.F90]" office:value-type="float" office:value="0.42910447761194" calcext:value-type="float">
            <text:p>0.42910447761194</text:p>
          </table:table-cell>
          <table:table-cell table:formula="of:=326-211" office:value-type="float" office:value="115" calcext:value-type="float">
            <text:p>115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91]/[.F91]" office:value-type="float" office:value="0.353658536585366" calcext:value-type="float">
            <text:p>0.353658536585366</text:p>
          </table:table-cell>
          <table:table-cell table:formula="of:=193-135" office:value-type="float" office:value="58" calcext:value-type="float">
            <text:p>5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92]/[.F92]" office:value-type="float" office:value="0.429113924050633" calcext:value-type="float">
            <text:p>0.429113924050633</text:p>
          </table:table-cell>
          <table:table-cell table:formula="of:=96.2-62.3" office:value-type="float" office:value="33.9" calcext:value-type="float">
            <text:p>33.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93]/[.F93]" office:value-type="float" office:value="0.409337676438654" calcext:value-type="float">
            <text:p>0.409337676438654</text:p>
          </table:table-cell>
          <table:table-cell table:formula="of:=111-73.3" office:value-type="float" office:value="37.7" calcext:value-type="float">
            <text:p>37.7</text:p>
          </table:table-cell>
          <table:table-cell office:value-type="float" office:value="92.1" calcext:value-type="float">
            <text:p>92.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340" calcext:value-type="float">
            <text:p>34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94]/[.F94]" office:value-type="float" office:value="0.408893709327549" calcext:value-type="float">
            <text:p>0.408893709327549</text:p>
          </table:table-cell>
          <table:table-cell table:formula="of:=111-73.3" office:value-type="float" office:value="37.7" calcext:value-type="float">
            <text:p>37.7</text:p>
          </table:table-cell>
          <table:table-cell office:value-type="float" office:value="92.2" calcext:value-type="float">
            <text:p>92.2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3.2" calcext:value-type="float">
            <text:p>3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95]/[.F95]" office:value-type="float" office:value="0.403001071811361" calcext:value-type="float">
            <text:p>0.403001071811361</text:p>
          </table:table-cell>
          <table:table-cell table:formula="of:=112-74.4" office:value-type="float" office:value="37.6" calcext:value-type="float">
            <text:p>37.6</text:p>
          </table:table-cell>
          <table:table-cell office:value-type="float" office:value="93.3" calcext:value-type="float">
            <text:p>93.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96]/[.F96]" office:value-type="float" office:value="0.406183368869936" calcext:value-type="float">
            <text:p>0.406183368869936</text:p>
          </table:table-cell>
          <table:table-cell table:formula="of:=113-74.9" office:value-type="float" office:value="38.1" calcext:value-type="float">
            <text:p>38.1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97]/[.F97]" office:value-type="float" office:value="0.406183368869936" calcext:value-type="float">
            <text:p>0.406183368869936</text:p>
          </table:table-cell>
          <table:table-cell table:formula="of:=113-74.9" office:value-type="float" office:value="38.1" calcext:value-type="float">
            <text:p>38.1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98]/[.F98]" office:value-type="float" office:value="0.406183368869936" calcext:value-type="float">
            <text:p>0.406183368869936</text:p>
          </table:table-cell>
          <table:table-cell office:value-type="float" office:value="38.1" calcext:value-type="float">
            <text:p>38.1</text:p>
          </table:table-cell>
          <table:table-cell office:value-type="float" office:value="93.8" calcext:value-type="float">
            <text:p>93.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99]/[.F99]" office:value-type="float" office:value="0.435643564356436" calcext:value-type="float">
            <text:p>0.435643564356436</text:p>
          </table:table-cell>
          <table:table-cell table:formula="of:=98.6-63.4" office:value-type="float" office:value="35.2" calcext:value-type="float">
            <text:p>35.2</text:p>
          </table:table-cell>
          <table:table-cell office:value-type="float" office:value="80.8" calcext:value-type="float">
            <text:p>80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感覺m4不是重點</text:p>
          </table:table-cell>
          <table:table-cell/>
          <table:table-cell table:formula="of:=[.E100]/[.F100]" office:value-type="float" office:value="0.490125673249551" calcext:value-type="float">
            <text:p>0.490125673249551</text:p>
          </table:table-cell>
          <table:table-cell table:formula="of:=69.8-42.5" office:value-type="float" office:value="27.3" calcext:value-type="float">
            <text:p>27.3</text:p>
          </table:table-cell>
          <table:table-cell office:value-type="float" office:value="55.7" calcext:value-type="float">
            <text:p>55.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101]/[.F101]" office:value-type="float" office:value="0.406183368869936" calcext:value-type="float">
            <text:p>0.406183368869936</text:p>
          </table:table-cell>
          <table:table-cell table:formula="of:=113-74.9" office:value-type="float" office:value="38.1" calcext:value-type="float">
            <text:p>38.1</text:p>
          </table:table-cell>
          <table:table-cell office:value-type="float" office:value="93.8" calcext:value-type="float">
            <text:p>93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16" calcext:value-type="float">
            <text:p>16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680" calcext:value-type="float">
            <text:p>680</text:p>
          </table:table-cell>
          <table:table-cell office:value-type="float" office:value="2.4" calcext:value-type="float">
            <text:p>2.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102]/[.F102]" office:value-type="string" office:string-value="" calcext:value-type="error">
            <text:p>#DIV/0!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103]/[.F103]" office:value-type="float" office:value="0.410695187165775" calcext:value-type="float">
            <text:p>0.410695187165775</text:p>
          </table:table-cell>
          <table:table-cell table:formula="of:=113-74.6" office:value-type="float" office:value="38.4" calcext:value-type="float">
            <text:p>38.4</text:p>
          </table:table-cell>
          <table:table-cell office:value-type="float" office:value="93.5" calcext:value-type="float">
            <text:p>93.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800" calcext:value-type="float">
            <text:p>800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104]/[.F104]" office:value-type="float" office:value="0.404255319148936" calcext:value-type="float">
            <text:p>0.404255319148936</text:p>
          </table:table-cell>
          <table:table-cell table:formula="of:=113-75"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105]/[.F105]" office:value-type="float" office:value="0.341317365269461" calcext:value-type="float">
            <text:p>0.341317365269461</text:p>
          </table:table-cell>
          <table:table-cell table:formula="of:=195-138" office:value-type="float" office:value="57" calcext:value-type="float">
            <text:p>57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106]/[.F106]" office:value-type="float" office:value="0.351851851851852" calcext:value-type="float">
            <text:p>0.351851851851852</text:p>
          </table:table-cell>
          <table:table-cell table:formula="of:=190-133"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107]/[.F107]" office:value-type="float" office:value="0.408928571428571" calcext:value-type="float">
            <text:p>0.408928571428571</text:p>
          </table:table-cell>
          <table:table-cell table:formula="of:=67.6-44.7" office:value-type="float" office:value="22.9" calcext:value-type="float">
            <text:p>22.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108]/[.F108]" office:value-type="float" office:value="0.406827880512091" calcext:value-type="float">
            <text:p>0.406827880512091</text:p>
          </table:table-cell>
          <table:table-cell table:formula="of:=84.9-56.3" office:value-type="float" office:value="28.6" calcext:value-type="float">
            <text:p>28.6</text:p>
          </table:table-cell>
          <table:table-cell office:value-type="float" office:value="70.3" calcext:value-type="float">
            <text:p>70.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109]/[.F109]" office:value-type="float" office:value="0.386387434554974" calcext:value-type="float">
            <text:p>0.386387434554974</text:p>
          </table:table-cell>
          <table:table-cell table:formula="of:=114-77.1" office:value-type="float" office:value="36.9" calcext:value-type="float">
            <text:p>36.9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0" calcext:value-type="float">
            <text:p>1.00E+0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formula="of:=[.E110]/[.F110]" office:value-type="float" office:value="0.384854771784232" calcext:value-type="float">
            <text:p>0.384854771784232</text:p>
          </table:table-cell>
          <table:table-cell table:formula="of:=115-77.9" office:value-type="float" office:value="37.1" calcext:value-type="float">
            <text:p>37.1</text:p>
          </table:table-cell>
          <table:table-cell office:value-type="float" office:value="96.4" calcext:value-type="float">
            <text:p>96.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11]/[.F111]" office:value-type="float" office:value="0.391933815925543" calcext:value-type="float">
            <text:p>0.391933815925543</text:p>
          </table:table-cell>
          <table:table-cell table:formula="of:=116-78.1" office:value-type="float" office:value="37.9" calcext:value-type="float">
            <text:p>37.9</text:p>
          </table:table-cell>
          <table:table-cell office:value-type="float" office:value="96.7" calcext:value-type="float">
            <text:p>96.7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12]/[.F112]" office:value-type="float" office:value="0.390779363336992" calcext:value-type="float">
            <text:p>0.390779363336992</text:p>
          </table:table-cell>
          <table:table-cell table:formula="of:=109-73.4" office:value-type="float" office:value="35.6" calcext:value-type="float">
            <text:p>35.6</text:p>
          </table:table-cell>
          <table:table-cell office:value-type="float" office:value="91.1" calcext:value-type="float">
            <text:p>91.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13]/[.F113]" office:value-type="float" office:value="0.390495867768595" calcext:value-type="float">
            <text:p>0.390495867768595</text:p>
          </table:table-cell>
          <table:table-cell table:style-name="ce5" table:formula="of:=116-78.2" office:value-type="float" office:value="37.8" calcext:value-type="float">
            <text:p>37.8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14]/[.F114]" office:value-type="float" office:value="0.387735849056604" calcext:value-type="float">
            <text:p>0.387735849056604</text:p>
          </table:table-cell>
          <table:table-cell table:formula="of:=127-85.9" office:value-type="float" office:value="41.1" calcext:value-type="float">
            <text:p>41.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15]/[.F115]" office:value-type="float" office:value="0.370967741935484" calcext:value-type="float">
            <text:p>0.370967741935484</text:p>
          </table:table-cell>
          <table:table-cell table:formula="of:=147-101" office:value-type="float" office:value="46" calcext:value-type="float">
            <text:p>46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16]/[.F116]" office:value-type="float" office:value="0.392561983471074" calcext:value-type="float">
            <text:p>0.392561983471074</text:p>
          </table:table-cell>
          <table:table-cell table:formula="of:=116-78" office:value-type="float" office:value="38" calcext:value-type="float">
            <text:p>38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40" calcext:value-type="float">
            <text:p>3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17]/[.F117]" office:value-type="float" office:value="0.392675483214649" calcext:value-type="float">
            <text:p>0.392675483214649</text:p>
          </table:table-cell>
          <table:table-cell table:style-name="ce5" table:formula="of:=118-79.4" office:value-type="float" office:value="38.6" calcext:value-type="float">
            <text:p>38.6</text:p>
          </table:table-cell>
          <table:table-cell office:value-type="float" office:value="98.3" calcext:value-type="float">
            <text:p>98.3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18]/[.F118]" office:value-type="float" office:value="0.353741496598639" calcext:value-type="float">
            <text:p>0.353741496598639</text:p>
          </table:table-cell>
          <table:table-cell table:formula="of:=173-121"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19]/[.F119]" office:value-type="float" office:value="0.348101265822785" calcext:value-type="float">
            <text:p>0.348101265822785</text:p>
          </table:table-cell>
          <table:table-cell table:formula="of:=185-130" office:value-type="float" office:value="55" calcext:value-type="float">
            <text:p>55</text:p>
          </table:table-cell>
          <table:table-cell office:value-type="float" office:value="158" calcext:value-type="float">
            <text:p>15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20]/[.F120]" office:value-type="float" office:value="0.357615894039735" calcext:value-type="float">
            <text:p>0.357615894039735</text:p>
          </table:table-cell>
          <table:table-cell table:formula="of:=178-124" office:value-type="float" office:value="54" calcext:value-type="float">
            <text:p>54</text:p>
          </table:table-cell>
          <table:table-cell office:value-type="float" office:value="151" calcext:value-type="float">
            <text:p>151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21]/[.F121]" office:value-type="float" office:value="0.356643356643357" calcext:value-type="float">
            <text:p>0.356643356643357</text:p>
          </table:table-cell>
          <table:table-cell table:formula="of:=168-117"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22]/[.F122]" office:value-type="float" office:value="0.373983739837398" calcext:value-type="float">
            <text:p>0.373983739837398</text:p>
          </table:table-cell>
          <table:table-cell table:formula="of:=146-100"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23]/[.F123]" office:value-type="float" office:value="0.396284829721362" calcext:value-type="float">
            <text:p>0.396284829721362</text:p>
          </table:table-cell>
          <table:table-cell table:formula="of:=116-77.6" office:value-type="float" office:value="38.4" calcext:value-type="float">
            <text:p>38.4</text:p>
          </table:table-cell>
          <table:table-cell office:value-type="float" office:value="96.9" calcext:value-type="float">
            <text:p>96.9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24]/[.F124]" office:value-type="float" office:value="0.444915254237288" calcext:value-type="float">
            <text:p>0.444915254237288</text:p>
          </table:table-cell>
          <table:table-cell table:formula="of:=86.7-55.2" office:value-type="float" office:value="31.5" calcext:value-type="float">
            <text:p>31.5</text:p>
          </table:table-cell>
          <table:table-cell office:value-type="float" office:value="70.8" calcext:value-type="float">
            <text:p>70.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25]/[.F125]" office:value-type="float" office:value="0.385840707964602" calcext:value-type="float">
            <text:p>0.385840707964602</text:p>
          </table:table-cell>
          <table:table-cell table:formula="of:=135-91.4" office:value-type="float" office:value="43.6" calcext:value-type="float">
            <text:p>43.6</text:p>
          </table:table-cell>
          <table:table-cell office:value-type="float" office:value="113" calcext:value-type="float">
            <text:p>113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26]/[.F126]" office:value-type="float" office:value="0.377118644067797" calcext:value-type="float">
            <text:p>0.377118644067797</text:p>
          </table:table-cell>
          <table:table-cell table:formula="of:=140-95.5" office:value-type="float" office:value="44.5" calcext:value-type="float">
            <text:p>44.5</text:p>
          </table:table-cell>
          <table:table-cell office:value-type="float" office:value="118" calcext:value-type="float">
            <text:p>11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27]/[.F127]" office:value-type="float" office:value="0.372093023255814" calcext:value-type="float">
            <text:p>0.372093023255814</text:p>
          </table:table-cell>
          <table:table-cell table:formula="of:=153-105" office:value-type="float" office:value="48" calcext:value-type="float">
            <text:p>48</text:p>
          </table:table-cell>
          <table:table-cell office:value-type="float" office:value="129" calcext:value-type="float">
            <text:p>129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28]/[.F128]" office:value-type="float" office:value="0.457564575645757" calcext:value-type="float">
            <text:p>0.457564575645757</text:p>
          </table:table-cell>
          <table:table-cell table:formula="of:=66.9-42.1" office:value-type="float" office:value="24.8" calcext:value-type="float">
            <text:p>24.8</text:p>
          </table:table-cell>
          <table:table-cell office:value-type="float" office:value="54.2" calcext:value-type="float">
            <text:p>54.2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29]/[.F129]" office:value-type="float" office:value="0.360294117647059" calcext:value-type="float">
            <text:p>0.360294117647059</text:p>
          </table:table-cell>
          <table:table-cell table:formula="of:=160-111"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30]/[.F130]" office:value-type="float" office:value="0.356643356643357" calcext:value-type="float">
            <text:p>0.356643356643357</text:p>
          </table:table-cell>
          <table:table-cell table:formula="of:=168-117" office:value-type="float" office:value="51" calcext:value-type="float">
            <text:p>51</text:p>
          </table:table-cell>
          <table:table-cell office:value-type="float" office:value="143" calcext:value-type="float">
            <text:p>143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31]/[.F131]" office:value-type="float" office:value="0.358108108108108" calcext:value-type="float">
            <text:p>0.358108108108108</text:p>
          </table:table-cell>
          <table:table-cell table:formula="of:=174-121"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32]/[.F132]" office:value-type="float" office:value="0.356164383561644" calcext:value-type="float">
            <text:p>0.356164383561644</text:p>
          </table:table-cell>
          <table:table-cell table:formula="of:=172-120"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33]/[.F133]" office:value-type="float" office:value="0.358108108108108" calcext:value-type="float">
            <text:p>0.358108108108108</text:p>
          </table:table-cell>
          <table:table-cell table:formula="of:=174-121"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34]/[.F134]" office:value-type="float" office:value="0.361702127659574" calcext:value-type="float">
            <text:p>0.361702127659574</text:p>
          </table:table-cell>
          <table:table-cell table:formula="of:=167-116" office:value-type="float" office:value="51" calcext:value-type="float">
            <text:p>51</text:p>
          </table:table-cell>
          <table:table-cell office:value-type="float" office:value="141" calcext:value-type="float">
            <text:p>141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400" calcext:value-type="float">
            <text:p>4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如何改m1-4</text:p>
          </table:table-cell>
          <table:table-cell office:value-type="string" calcext:value-type="string">
            <text:p>使L1差降低</text:p>
          </table:table-cell>
          <table:table-cell table:formula="of:=[.E135]/[.F135]" office:value-type="float" office:value="0.360544217687075" calcext:value-type="float">
            <text:p>0.360544217687075</text:p>
          </table:table-cell>
          <table:table-cell table:formula="of:=173-120"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36]/[.F136]" office:value-type="float" office:value="0.353741496598639" calcext:value-type="float">
            <text:p>0.353741496598639</text:p>
          </table:table-cell>
          <table:table-cell table:formula="of:=173-121"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37]/[.F137]" office:value-type="float" office:value="0.353741496598639" calcext:value-type="float">
            <text:p>0.353741496598639</text:p>
          </table:table-cell>
          <table:table-cell table:formula="of:=173-121"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1.6" calcext:value-type="float">
            <text:p>1.6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38]/[.F138]" office:value-type="float" office:value="0.353741496598639" calcext:value-type="float">
            <text:p>0.353741496598639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for fun</text:p>
          </table:table-cell>
          <table:table-cell/>
          <table:table-cell table:formula="of:=[.E139]/[.F139]" office:value-type="float" office:value="0.391379310344828" calcext:value-type="float">
            <text:p>0.391379310344828</text:p>
          </table:table-cell>
          <table:table-cell table:formula="of:=139-93.6" office:value-type="float" office:value="45.4" calcext:value-type="float">
            <text:p>45.4</text:p>
          </table:table-cell>
          <table:table-cell office:value-type="float" office:value="116" calcext:value-type="float">
            <text:p>116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m10 control?</text:p>
          </table:table-cell>
          <table:table-cell/>
          <table:table-cell table:formula="of:=[.E140]/[.F140]" office:value-type="float" office:value="0.42910447761194" calcext:value-type="float">
            <text:p>0.42910447761194</text:p>
          </table:table-cell>
          <table:table-cell table:formula="of:=97.9-63.4" office:value-type="float" office:value="34.5" calcext:value-type="float">
            <text:p>34.5</text:p>
          </table:table-cell>
          <table:table-cell office:value-type="float" office:value="80.4" calcext:value-type="float">
            <text:p>80.4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m11 control?</text:p>
          </table:table-cell>
          <table:table-cell/>
          <table:table-cell table:formula="of:=[.E141]/[.F141]" office:value-type="float" office:value="0.432926829268293" calcext:value-type="float">
            <text:p>0.432926829268293</text:p>
          </table:table-cell>
          <table:table-cell table:formula="of:=200-129" office:value-type="float" office:value="71" calcext:value-type="float">
            <text:p>71</text:p>
          </table:table-cell>
          <table:table-cell office:value-type="float" office:value="164" calcext:value-type="float">
            <text:p>164</text:p>
          </table:table-cell>
          <table:table-cell/>
          <table:table-cell table:number-columns-repeated="2" table:style-name="ce3" office:value-type="float" office:value="680" calcext:value-type="float">
            <text:p>68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42]/[.F142]" office:value-type="float" office:value="0.475833333333333" calcext:value-type="float">
            <text:p>0.475833333333333</text:p>
          </table:table-cell>
          <table:table-cell table:formula="of:=149-91.9" office:value-type="float" office:value="57.1" calcext:value-type="float">
            <text:p>57.1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2" table:style-name="ce3" office:value-type="float" office:value="680" calcext:value-type="float">
            <text:p>68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43]/[.F143]" office:value-type="float" office:value="0.415384615384615" calcext:value-type="float">
            <text:p>0.415384615384615</text:p>
          </table:table-cell>
          <table:table-cell table:formula="of:=110-72.2" office:value-type="float" office:value="37.8" calcext:value-type="float">
            <text:p>37.8</text:p>
          </table:table-cell>
          <table:table-cell office:value-type="float" office:value="91" calcext:value-type="float">
            <text:p>91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44]/[.F144]" office:value-type="float" office:value="0.393103448275862" calcext:value-type="float">
            <text:p>0.393103448275862</text:p>
          </table:table-cell>
          <table:table-cell table:formula="of:=139-93.4" office:value-type="float" office:value="45.6" calcext:value-type="float">
            <text:p>45.6</text:p>
          </table:table-cell>
          <table:table-cell office:value-type="float" office:value="116" calcext:value-type="float">
            <text:p>116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45]/[.F145]" office:value-type="float" office:value="0.399056603773585" calcext:value-type="float">
            <text:p>0.399056603773585</text:p>
          </table:table-cell>
          <table:table-cell table:formula="of:=127-84.7" office:value-type="float" office:value="42.3" calcext:value-type="float">
            <text:p>42.3</text:p>
          </table:table-cell>
          <table:table-cell office:value-type="float" office:value="106" calcext:value-type="float">
            <text:p>106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.5" calcext:value-type="float">
            <text:p>1.5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46]/[.F146]" office:value-type="float" office:value="0.412714429868819" calcext:value-type="float">
            <text:p>0.412714429868819</text:p>
          </table:table-cell>
          <table:table-cell table:style-name="ce5" table:formula="of:=120-79.1" office:value-type="float" office:value="40.9" calcext:value-type="float">
            <text:p>40.9</text:p>
          </table:table-cell>
          <table:table-cell office:value-type="float" office:value="99.1" calcext:value-type="float">
            <text:p>99.1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.25" calcext:value-type="float">
            <text:p>1.25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formula="of:=[.E147]/[.F147]" office:value-type="float" office:value="0.402970297029703" calcext:value-type="float">
            <text:p>0.402970297029703</text:p>
          </table:table-cell>
          <table:table-cell table:style-name="ce5" table:formula="of:=121-80.3" office:value-type="float" office:value="40.7" calcext:value-type="float">
            <text:p>40.7</text:p>
          </table:table-cell>
          <table:table-cell office:value-type="float" office:value="101" calcext:value-type="float">
            <text:p>101</text:p>
          </table:table-cell>
          <table:table-cell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.3" calcext:value-type="float">
            <text:p>1.3</text:p>
          </table:table-cell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>
          <table:table-cell table:number-columns-repeated="7"/>
          <table:table-cell table:number-columns-repeated="2" office:value-type="float" office:value="680" calcext:value-type="float">
            <text:p>68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40" calcext:value-type="float">
            <text:p>24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680" calcext:value-type="float">
            <text:p>680</text:p>
          </table:table-cell>
          <table:table-cell office:value-type="float" office:value="1.2" calcext:value-type="float">
            <text:p>1.2</text:p>
          </table:table-cell>
          <table:table-cell office:value-type="float" office:value="680" calcext:value-type="float">
            <text:p>680</text:p>
          </table:table-cell>
          <table:table-cell office:value-type="float" office:value="480" calcext:value-type="float">
            <text:p>480</text:p>
          </table:table-cell>
          <table:table-cell office:value-type="float" office:value="340" calcext:value-type="float">
            <text:p>34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office:value-type="float" office:value="1.3" calcext:value-type="float">
            <text:p>1.3</text:p>
          </table:table-cell>
          <table:table-cell office:value-type="float" office:value="250" calcext:value-type="float">
            <text:p>25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office:value-type="float" office:value="480" calcext:value-type="float">
            <text:p>480</text:p>
          </table:table-cell>
          <table:table-cell office:value-type="float" office:value="180" calcext:value-type="float">
            <text:p>180</text:p>
          </table:table-cell>
          <table:table-cell table:number-columns-repeated="987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11-17T00:27:36Z</meta:creation-date>
    <dc:date>2020-12-07T23:32:57.138648688</dc:date>
    <meta:editing-cycles>6</meta:editing-cycles>
    <meta:editing-duration>PT42M47S</meta:editing-duration>
    <meta:document-statistic meta:table-count="1" meta:cell-count="3083" meta:object-count="0"/>
  </office:meta>
</office:document-meta>
</file>